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54f" officeooo:paragraph-rsid="0015e54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e54f" officeooo:paragraph-rsid="0015e54f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e54f" officeooo:paragraph-rsid="0015e54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8p1 – Psuedocode</text:p>
      <text:p text:style-name="P3"/>
      <text:p text:style-name="P3"/>
      <text:p text:style-name="P1">while (True): //while the condition is true</text:p>
      <text:p text:style-name="P1"><text:s text:c="4"/>x = int (input ('Please insert number:')) <text:s/>//user input</text:p>
      <text:p text:style-name="P1"><text:s text:c="4"/>if x &lt; 0:</text:p>
      <text:p text:style-name="P1"><text:s text:c="8"/>print ('End Program')</text:p>
      <text:p text:style-name="P1"><text:s text:c="8"/>break //if user enters negative integer the program will break the loop and end.</text:p>
      <text:p text:style-name="P1"><text:s text:c="4"/>if x % 2 == 0:</text:p>
      <text:p text:style-name="P1"><text:s text:c="8"/>print ('Number', x , 'is divisible by 2!')</text:p>
      <text:p text:style-name="P1"><text:s text:c="4"/>if x % 3 == 0:</text:p>
      <text:p text:style-name="P1"><text:s text:c="8"/>print ('Number', x , 'is divisible by 3!')</text:p>
      <text:p text:style-name="P1"><text:s text:c="4"/>if x % 5 == 0:</text:p>
      <text:p text:style-name="P1"><text:s text:c="8"/>print ('Number', x , 'is divisible by 5!')</text:p>
      <text:p text:style-name="P1"><text:s text:c="4"/>if x % 7 == 0:</text:p>
      <text:p text:style-name="P1"><text:s text:c="8"/>print ('Number', x , 'is divisible by 7!'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6:39:30.652587269</meta:creation-date>
    <meta:generator>LibreOffice/5.1.4.2$Linux_X86_64 LibreOffice_project/10m0$Build-2</meta:generator>
    <dc:date>2016-10-20T16:42:38.679807025</dc:date>
    <meta:editing-duration>PT3M10S</meta:editing-duration>
    <meta:editing-cycles>1</meta:editing-cycles>
    <meta:document-statistic meta:table-count="0" meta:image-count="0" meta:object-count="0" meta:page-count="1" meta:paragraph-count="14" meta:word-count="95" meta:character-count="521" meta:non-whitespace-character-count="366"/>
  </office:meta>
</office:document-meta>
</file>